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f6dd7" officeooo:paragraph-rsid="000f6dd7"/>
    </style:style>
    <style:style style:name="P2" style:family="paragraph" style:parent-style-name="Standard">
      <style:paragraph-properties fo:text-align="justify" style:justify-single-word="false"/>
      <style:text-properties officeooo:rsid="000f6dd7" officeooo:paragraph-rsid="0013d513"/>
    </style:style>
    <style:style style:name="P3" style:family="paragraph" style:parent-style-name="Standard">
      <style:paragraph-properties fo:text-align="justify" style:justify-single-word="false"/>
      <style:text-properties officeooo:rsid="000f6dd7" officeooo:paragraph-rsid="00158ca4"/>
    </style:style>
    <style:style style:name="P4" style:family="paragraph" style:parent-style-name="Standard">
      <style:paragraph-properties fo:text-align="justify" style:justify-single-word="false"/>
      <style:text-properties officeooo:rsid="0010b16f" officeooo:paragraph-rsid="0013d513"/>
    </style:style>
    <style:style style:name="P5" style:family="paragraph" style:parent-style-name="Standard">
      <style:paragraph-properties fo:text-align="justify" style:justify-single-word="false"/>
      <style:text-properties officeooo:rsid="0010b16f" officeooo:paragraph-rsid="00158ca4"/>
    </style:style>
    <style:style style:name="P6" style:family="paragraph" style:parent-style-name="Standard">
      <style:paragraph-properties fo:text-align="justify" style:justify-single-word="false"/>
      <style:text-properties officeooo:rsid="0013b057" officeooo:paragraph-rsid="0013b057"/>
    </style:style>
    <style:style style:name="P7" style:family="paragraph" style:parent-style-name="Standard">
      <style:paragraph-properties fo:text-align="justify" style:justify-single-word="false"/>
      <style:text-properties officeooo:rsid="0013b057" officeooo:paragraph-rsid="00158ca4"/>
    </style:style>
    <style:style style:name="P8" style:family="paragraph" style:parent-style-name="Standard">
      <style:paragraph-properties fo:text-align="justify" style:justify-single-word="false"/>
      <style:text-properties officeooo:rsid="0013d513" officeooo:paragraph-rsid="0013d513"/>
    </style:style>
    <style:style style:name="P9" style:family="paragraph" style:parent-style-name="Standard">
      <style:paragraph-properties fo:text-align="justify" style:justify-single-word="false"/>
      <style:text-properties officeooo:rsid="00158ca4" officeooo:paragraph-rsid="00158ca4"/>
    </style:style>
    <style:style style:name="P10" style:family="paragraph" style:parent-style-name="Standard">
      <style:paragraph-properties fo:text-align="justify" style:justify-single-word="false"/>
      <style:text-properties officeooo:rsid="00158ca4" officeooo:paragraph-rsid="0013d513"/>
    </style:style>
    <style:style style:name="P11" style:family="paragraph" style:parent-style-name="Standard">
      <style:paragraph-properties fo:text-align="justify" style:justify-single-word="false"/>
      <style:text-properties fo:font-weight="bold" officeooo:rsid="00158ca4" officeooo:paragraph-rsid="00158ca4" style:font-weight-asian="bold" style:font-weight-complex="bold"/>
    </style:style>
    <style:style style:name="P12" style:family="paragraph" style:parent-style-name="Standard">
      <style:paragraph-properties fo:text-align="justify" style:justify-single-word="false"/>
      <style:text-properties fo:font-size="14pt" fo:font-weight="bold" officeooo:rsid="0013b057" officeooo:paragraph-rsid="0013b05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58ca4" officeooo:paragraph-rsid="00158ca4"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officeooo:rsid="00158ca4" officeooo:paragraph-rsid="00158ca4" style:font-size-asian="14pt" style:font-size-complex="14pt"/>
    </style:style>
    <style:style style:name="P15" style:family="paragraph" style:parent-style-name="Standard">
      <style:paragraph-properties fo:text-align="justify" style:justify-single-word="false"/>
      <style:text-properties fo:font-size="14pt" fo:font-weight="normal" officeooo:rsid="00178388" officeooo:paragraph-rsid="00178388"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2pt" fo:font-weight="normal" officeooo:rsid="00178388" officeooo:paragraph-rsid="0017838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8388" officeooo:paragraph-rsid="00178388"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9179" officeooo:paragraph-rsid="001a9179"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c1125" officeooo:paragraph-rsid="001c1125"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d7e1f" officeooo:paragraph-rsid="001d7e1f"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f456f" officeooo:paragraph-rsid="001f456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bold" officeooo:rsid="001d7e1f" officeooo:paragraph-rsid="001d7e1f"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4pt" fo:font-weight="bold" officeooo:rsid="00178388" officeooo:paragraph-rsid="00178388"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d7e1f" officeooo:paragraph-rsid="001d7e1f" style:font-size-asian="14pt" style:font-weight-asian="bold" style:font-size-complex="14pt" style:font-weight-complex="bold"/>
    </style:style>
    <style:style style:name="T1" style:family="text">
      <style:text-properties officeooo:rsid="0013d513"/>
    </style:style>
    <style:style style:name="T2" style:family="text">
      <style:text-properties officeooo:rsid="00158ca4"/>
    </style:style>
    <style:style style:name="T3" style:family="text">
      <style:text-properties officeooo:rsid="00172078"/>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d7e1f" style:font-size-asian="12pt" style:font-weight-asian="normal" style:font-size-complex="12pt" style:font-weight-complex="normal"/>
    </style:style>
    <style:style style:name="T6" style:family="text">
      <style:text-properties fo:font-size="12pt" fo:font-style="italic" fo:font-weight="normal" style:font-size-asian="12pt" style:font-weight-asian="normal" style:font-size-complex="12pt" style:font-weight-complex="normal"/>
    </style:style>
    <style:style style:name="T7" style:family="text">
      <style:text-properties officeooo:rsid="001c1125"/>
    </style:style>
    <style:style style:name="T8" style:family="text">
      <style:text-properties officeooo:rsid="001f45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émoire</text:p>
      <text:p text:style-name="P1"/>
      <text:p text:style-name="P1">1ère partie : État de l’art </text:p>
      <text:p text:style-name="P1"/>
      <text:p text:style-name="P1"/>
      <text:p text:style-name="P12">1. Résumer, une tâche courante</text:p>
      <text:p text:style-name="P6"/>
      <text:p text:style-name="P6"><text:tab/><text:span text:style-name="T1">1.1. Les différents documents que l’on peut résumer. </text:span><text:span text:style-name="T2">( Quels types de documents et quelles sont leurs caractéristiques) </text:span></text:p>
      <text:p text:style-name="P1"/>
      <text:p text:style-name="P2">Résumer c’est réduire, garder l’essentiel. <text:span text:style-name="T1">Réduire car il s’agit de diminuer en quantité, garder l’essentiel car <text:s/>cette diminution ne se fait pas au hasard. On réduit en essayant au maximum de garder ce qui est jugé important, en éliminant ce qui est superflu ou secondaire. En cela, de nombreux sujets peuvent être résumés. Un film, un livre, un article de presse, une présentation... <text:s/></text:span>Le résumé se retrouve sous différentes formes : <text:span text:style-name="T1">vidéo, texte, transpar</text:span><text:span text:style-name="T2">a</text:span><text:span text:style-name="T1">nts… </text:span></text:p>
      <text:p text:style-name="P2"/>
      <text:p text:style-name="P8"><text:tab/>1.2 L’omniprésence du résumé</text:p>
      <text:p text:style-name="P8"/>
      <text:p text:style-name="P8">Beaucoup beaucoup de documents et de plus en plus ; exemple : pour un sujet de rechercher dans un sujet il y a déjà beaucoup d’information donc il est nécessaire d’essentialiser. ON est obligé de recourir au résumé.</text:p>
      <text:p text:style-name="P9">+ Expliquer en quoi c’est un sujet pertinent.</text:p>
      <text:p text:style-name="P9"/>
      <text:p text:style-name="P8"/>
      <text:p text:style-name="P10"><text:tab/>1.3 À qui se destinent les résumés ?</text:p>
      <text:p text:style-name="P8"/>
      <text:p text:style-name="P9">En fonction des documents, à qui ils s’adressent ? Quels sont leurs caractéristiques ? </text:p>
      <text:p text:style-name="P8"/>
      <text:p text:style-name="P13">2. Sur quoi je veux vraiment travailler ?</text:p>
      <text:p text:style-name="P11"/>
      <text:p text:style-name="P9">=&gt; Mes expériences seront d’appliquer des modèles de résumés sur des corpus, donc peut-être que je peux me focaliser sur l’évolution des différents modèles de génération de résumés et de le mettre en parallèle avec les méthodes d’évaluation. (À voir lequel des deux je mets le plus en avant). </text:p>
      <text:p text:style-name="P9"/>
      <text:p text:style-name="P9"><text:tab/>2.1. Les résumés textuels</text:p>
      <text:p text:style-name="P9"/>
      <text:p text:style-name="P8"/>
      <text:p text:style-name="P8">On se concentre sur les résumés de textes </text:p>
      <text:p text:style-name="P4"/>
      <text:p text:style-name="P6">L’apparition du résumé automatique de texte est datée à la fin du 1950 (on considère le premier papier à ce propos étant celui de Luhn, 1958). </text:p>
      <text:p text:style-name="P6"/>
      <text:p text:style-name="P9">1. Méthodes statistiques simples</text:p>
      <text:p text:style-name="P9"><text:tab/>=&gt; Extraction de phrases, TF-IDF</text:p>
      <text:p text:style-name="P6"/>
      <text:p text:style-name="P9">2. Évolution des méthodes</text:p>
      <text:p text:style-name="P9">→ intégration des méthodes sémantiques, NLP, apprentissage automatique. </text:p>
      <text:p text:style-name="P7"><text:span text:style-name="T2">On </text:span>peut parler du tournant que prends cette tâche avec l’apparition du deep learning et du machine learning. </text:p>
      <text:p text:style-name="P7"/>
      <text:p text:style-name="P14"/>
      <text:p text:style-name="P13">3. Différentes approches </text:p>
      <text:p text:style-name="P9"><text:soft-page-break/></text:p>
      <text:p text:style-name="P9">1.1 Approches <text:span text:style-name="T3">extractives et abstraites :</text:span></text:p>
      <text:p text:style-name="P9"/>
      <text:p text:style-name="P3">Il existe pour le résumé textuel deux approches distinctes et différentes : le résumé extractif et le résumé abstractif. </text:p>
      <text:p text:style-name="P5">Le résumé abstractif consiste à reprendre des éléments pertinents du document source pour créer un nouveau document plus court. </text:p>
      <text:p text:style-name="P5">Le résumé abstractif quant à lui consiste à résumer un document source en générant un nouveau texte. </text:p>
      <text:p text:style-name="P5">La différence entre ces deux approches est visible dans les modèles de génération de résumés mais également dans les modèles d'évaluation. En fonction des outils que l'on utilise pour l'évaluation, on peut avoir des résultats différents entre les modèles. </text:p>
      <text:p text:style-name="P5"/>
      <text:p text:style-name="P5"/>
      <text:p text:style-name="P13">4. Critère d’évaluation et jeux de données</text:p>
      <text:p text:style-name="P13"/>
      <text:p text:style-name="P16">1.1 Les différents modèles d’évaluation</text:p>
      <text:p text:style-name="P16"/>
      <text:p text:style-name="P16">- ROUGE</text:p>
      <text:p text:style-name="P19">ROUGE (Recall-Oriented Understudy for Gisting Evaluation) est une méthode d’évaluation automatique qui permet d’évaluer automatiquement des résumés générés automatiquement ainsi que la traduction automatique.</text:p>
      <text:p text:style-name="P16"/>
      <text:p text:style-name="P16">- Pyramid</text:p>
      <text:p text:style-name="P18">Pyramid est une méthode d’évaluation manuelle (avant de connaître une méthode semi-automatique) qui permet d’évaluer la qualité des résumés en identifiant les informations essentielles <text:s/>que l’on nomme SCU’s pour (Summary Content Units, que l’on peut traduire par unité de sens) et en les comparants au<text:span text:style-name="T7">x résumés générés. </text:span></text:p>
      <text:p text:style-name="P18"/>
      <text:p text:style-name="P18"/>
      <text:p text:style-name="P16">- Méthodes statistiques</text:p>
      <text:p text:style-name="P16">- aussi des méthodes de deep learning</text:p>
      <text:p text:style-name="P16"/>
      <text:p text:style-name="P15"/>
      <text:p text:style-name="P23"/>
      <text:p text:style-name="P23"/>
      <text:p text:style-name="P24">4.2 Jeux de données</text:p>
      <text:p text:style-name="P24"/>
      <text:p text:style-name="P24">CNN et Daily Mail : </text:p>
      <text:p text:style-name="P20"/>
      <text:p text:style-name="P21">Ce corpus a étét constitué car les chercheurs ont jugé qu’il y avait un manque de données d’entraînement. Ils décident donc de créer un corpus qui </text:p>
      <text:p text:style-name="P20">Ce corpus a été constitué à partir d’articles <text:span text:style-name="T8">d</text:span>e presse disponible<text:span text:style-name="T8">s</text:span> en ligne sur les sites de CNN et DailyMail </text:p>
      <text:p text:style-name="P22"/>
      <text:p text:style-name="P24"/>
      <text:p text:style-name="P24"/>
      <text:p text:style-name="P24"/>
      <text:p text:style-name="P24"/>
      <text:p text:style-name="P23">Bibliographie </text:p>
      <text:p text:style-name="P23"><text:soft-page-break/></text:p>
      <text:p text:style-name="P23"><text:span text:style-name="T4">Aurélien Bossard. Contribution au résumé automatique multi-documents. Autre [cs.OH]. Université Paris-Nord - Paris XIII, 2010. Français. </text:span><text:a xlink:type="simple" xlink:href="https://www.theses.fr/" office:target-frame-name="_blank" xlink:show="new" text:style-name="Internet_20_link" text:visited-style-name="Visited_20_Internet_20_Link"><text:span text:style-name="T4">⟨NNT : ⟩</text:span></text:a><text:span text:style-name="T4">. </text:span><text:a xlink:type="simple" xlink:href="https://theses.hal.science/tel-00573567" office:target-frame-name="_blank" xlink:show="new" text:style-name="Internet_20_link" text:visited-style-name="Visited_20_Internet_20_Link"><text:span text:style-name="T4">⟨tel-00573567⟩</text:span></text:a></text:p>
      <text:p text:style-name="P23"><text:span text:style-name="T5"/></text:p>
      <text:p text:style-name="P23"><text:span text:style-name="T4">Lin, C. Y. (2004, July). Rouge: A package for automatic evaluation of summaries. In </text:span><text:span text:style-name="T6">Text summarization branches out</text:span><text:span text:style-name="T4"> (pp. 74-81).</text:span></text:p>
      <text:p text:style-name="P23"><text:span text:style-name="T4">Hermann, K. M., Kocisky, T., Grefenstette, E., Espeholt, L., Kay, W., Suleyman, M., &amp; Blunsom, P. (2015). Teaching machines to read and comprehend. </text:span><text:span text:style-name="T6">Advances in neural information processing systems</text:span><text:span text:style-name="T4">, </text:span><text:span text:style-name="T6">28</text:span><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1:50:59.577485245</meta:creation-date>
    <dc:date>2024-08-30T17:31:47.686717779</dc:date>
    <meta:editing-duration>PT4H13M39S</meta:editing-duration>
    <meta:editing-cycles>5</meta:editing-cycles>
    <meta:generator>LibreOffice/7.3.7.2$Linux_X86_64 LibreOffice_project/30$Build-2</meta:generator>
    <meta:document-statistic meta:table-count="0" meta:image-count="0" meta:object-count="0" meta:page-count="3" meta:paragraph-count="42" meta:word-count="636" meta:character-count="4037" meta:non-whitespace-character-count="3416"/>
  </office:meta>
</office:document-meta>
</file>